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List_20_Contents">
      <style:paragraph-properties fo:margin-left="1.251cm" fo:margin-right="0cm" fo:text-indent="0cm" style:auto-text-indent="false"/>
      <style:text-properties officeooo:rsid="001eb4bb" officeooo:paragraph-rsid="001eb4bb"/>
    </style:style>
    <style:style style:name="P2" style:family="paragraph" style:parent-style-name="Text_20_body">
      <style:text-properties officeooo:rsid="0019eb53" officeooo:paragraph-rsid="0019eb53"/>
    </style:style>
    <style:style style:name="P3" style:family="paragraph" style:parent-style-name="Text_20_body" style:list-style-name="L1">
      <style:text-properties fo:font-style="italic" officeooo:rsid="001b10ea" officeooo:paragraph-rsid="001cefed" style:font-style-asian="italic" style:font-style-complex="italic"/>
    </style:style>
    <style:style style:name="P4" style:family="paragraph" style:parent-style-name="Text_20_body" style:list-style-name="L2">
      <style:text-properties fo:font-style="italic" officeooo:rsid="00216c67" officeooo:paragraph-rsid="00216c67" style:font-style-asian="italic" style:font-style-complex="italic"/>
    </style:style>
    <style:style style:name="P5" style:family="paragraph" style:parent-style-name="Text_20_body" style:list-style-name="L2">
      <style:text-properties fo:font-style="italic" officeooo:rsid="0021ca6e" officeooo:paragraph-rsid="0021ca6e" style:font-style-asian="italic" style:font-style-complex="italic"/>
    </style:style>
    <style:style style:name="P6" style:family="paragraph" style:parent-style-name="Text_20_body" style:list-style-name="L2">
      <style:text-properties fo:font-style="italic" officeooo:rsid="0022ddf6" officeooo:paragraph-rsid="0022ddf6" style:font-style-asian="italic" style:font-style-complex="italic"/>
    </style:style>
    <style:style style:name="P7" style:family="paragraph" style:parent-style-name="Text_20_body" style:list-style-name="L2">
      <style:text-properties fo:font-style="italic" officeooo:rsid="00233ea5" officeooo:paragraph-rsid="00233ea5" style:font-style-asian="italic" style:font-style-complex="italic"/>
    </style:style>
    <style:style style:name="P8" style:family="paragraph" style:parent-style-name="Text_20_body">
      <style:text-properties officeooo:rsid="001b10ea" officeooo:paragraph-rsid="001b10ea"/>
    </style:style>
    <style:style style:name="P9" style:family="paragraph" style:parent-style-name="Text_20_body">
      <style:text-properties fo:font-style="normal" officeooo:rsid="001b10ea" officeooo:paragraph-rsid="001b10ea" style:font-style-asian="normal" style:font-style-complex="normal"/>
    </style:style>
    <style:style style:name="P10" style:family="paragraph" style:parent-style-name="Text_20_body" style:list-style-name="L1">
      <style:text-properties fo:font-style="normal" officeooo:rsid="001b10ea" officeooo:paragraph-rsid="001b10ea" style:font-style-asian="normal" style:font-style-complex="normal"/>
    </style:style>
    <style:style style:name="P11" style:family="paragraph" style:parent-style-name="Text_20_body" style:list-style-name="L1">
      <style:text-properties fo:font-style="normal" officeooo:rsid="001db2e2" officeooo:paragraph-rsid="001db2e2" style:font-style-asian="normal" style:font-style-complex="normal"/>
    </style:style>
    <style:style style:name="P12" style:family="paragraph" style:parent-style-name="Text_20_body">
      <style:text-properties fo:font-style="normal" officeooo:rsid="00202d15" officeooo:paragraph-rsid="00202d15" style:font-style-asian="normal" style:font-style-complex="normal"/>
    </style:style>
    <style:style style:name="P13" style:family="paragraph" style:parent-style-name="Text_20_body" style:list-style-name="L1">
      <style:text-properties officeooo:paragraph-rsid="001db2e2"/>
    </style:style>
    <style:style style:name="P14" style:family="paragraph" style:parent-style-name="Text_20_body">
      <style:text-properties officeooo:paragraph-rsid="0023bdc8"/>
    </style:style>
    <style:style style:name="P15" style:family="paragraph" style:parent-style-name="Text_20_body" style:list-style-name="L3">
      <style:text-properties officeooo:rsid="0023bdc8" officeooo:paragraph-rsid="0023bdc8"/>
    </style:style>
    <style:style style:name="P16" style:family="paragraph" style:parent-style-name="Title">
      <style:text-properties officeooo:rsid="0019eb53" officeooo:paragraph-rsid="0019eb53"/>
    </style:style>
    <style:style style:name="P17" style:family="paragraph" style:parent-style-name="Subtitle">
      <style:paragraph-properties fo:margin-top="0.109cm" fo:margin-bottom="0.499cm" loext:contextual-spacing="false"/>
      <style:text-properties officeooo:rsid="0019eb53" officeooo:paragraph-rsid="0019eb53"/>
    </style:style>
    <style:style style:name="P18" style:family="paragraph" style:parent-style-name="Heading_20_3">
      <style:text-properties fo:font-style="italic" officeooo:rsid="0019eb53" officeooo:paragraph-rsid="0019eb53" style:font-style-asian="italic" style:font-style-complex="italic"/>
    </style:style>
    <style:style style:name="P19" style:family="paragraph" style:parent-style-name="Heading_20_3" style:list-style-name=""/>
    <style:style style:name="P20" style:family="paragraph" style:parent-style-name="Heading_20_3">
      <style:paragraph-properties fo:break-before="page"/>
      <style:text-properties fo:font-style="italic" officeooo:rsid="00202d15" officeooo:paragraph-rsid="00202d15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cefed" style:font-style-asian="italic" style:font-style-complex="italic"/>
    </style:style>
    <style:style style:name="T3" style:family="text">
      <style:text-properties fo:font-style="italic" officeooo:rsid="001b10ea" style:font-style-asian="italic" style:font-style-complex="italic"/>
    </style:style>
    <style:style style:name="T4" style:family="text">
      <style:text-properties fo:font-style="italic" officeooo:rsid="001db2e2" style:font-style-asian="italic" style:font-style-complex="italic"/>
    </style:style>
    <style:style style:name="T5" style:family="text">
      <style:text-properties fo:font-style="italic" officeooo:rsid="001eb4bb" style:font-style-asian="italic" style:font-style-complex="italic"/>
    </style:style>
    <style:style style:name="T6" style:family="text">
      <style:text-properties fo:font-style="italic" officeooo:rsid="00202d15" style:font-style-asian="italic" style:font-style-complex="italic"/>
    </style:style>
    <style:style style:name="T7" style:family="text">
      <style:text-properties fo:font-style="italic" officeooo:rsid="00216c67" style:font-style-asian="italic" style:font-style-complex="italic"/>
    </style:style>
    <style:style style:name="T8" style:family="text">
      <style:text-properties fo:font-style="italic" fo:font-weight="normal" officeooo:rsid="001eb4bb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cefed" style:font-style-asian="normal" style:font-style-complex="normal"/>
    </style:style>
    <style:style style:name="T11" style:family="text">
      <style:text-properties fo:font-style="normal" officeooo:rsid="001db2e2" style:font-style-asian="normal" style:font-style-complex="normal"/>
    </style:style>
    <style:style style:name="T12" style:family="text">
      <style:text-properties fo:font-style="normal" officeooo:rsid="00202d15" style:font-style-asian="normal" style:font-style-complex="normal"/>
    </style:style>
    <style:style style:name="T13" style:family="text">
      <style:text-properties fo:font-style="normal" officeooo:rsid="0021ca6e" style:font-style-asian="normal" style:font-style-complex="normal"/>
    </style:style>
    <style:style style:name="T14" style:family="text">
      <style:text-properties fo:font-style="normal" officeooo:rsid="0022ddf6" style:font-style-asian="normal" style:font-style-complex="normal"/>
    </style:style>
    <style:style style:name="T15" style:family="text">
      <style:text-properties fo:font-style="normal" officeooo:rsid="00233ea5" style:font-style-asian="normal" style:font-style-complex="normal"/>
    </style:style>
    <style:style style:name="T16" style:family="text">
      <style:text-properties fo:font-style="normal" officeooo:rsid="0023bdc8" style:font-style-asian="normal" style:font-style-complex="normal"/>
    </style:style>
    <style:style style:name="T17" style:family="text">
      <style:text-properties fo:font-style="normal" officeooo:rsid="002626be" style:font-style-asian="normal" style:font-style-complex="normal"/>
    </style:style>
    <style:style style:name="T18" style:family="text">
      <style:text-properties officeooo:rsid="001b10ea"/>
    </style:style>
    <style:style style:name="T19" style:family="text">
      <style:text-properties officeooo:rsid="001cefed"/>
    </style:style>
    <style:style style:name="T20" style:family="text">
      <style:text-properties officeooo:rsid="001eb4bb"/>
    </style:style>
    <style:style style:name="T21" style:family="text">
      <style:text-properties fo:font-weight="normal" officeooo:rsid="001eb4bb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officeooo:rsid="001eb4bb"/>
    </style:style>
    <style:style style:name="T23" style:family="text">
      <style:text-properties officeooo:rsid="00216c67"/>
    </style:style>
    <style:style style:name="T24" style:family="text">
      <style:text-properties officeooo:rsid="0021ca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istema control de morosos en una biblioteca escolar</text:p>
      <text:p text:style-name="P17">Implementado en Libreoffice Calc</text:p>
      <text:p text:style-name="P2">El sistema se basa en dos libros: <text:span text:style-name="T1">lectores_Meiga</text:span><text:span text:style-name="T9"> y </text:span><text:span text:style-name="T1">Morosos</text:span><text:span text:style-name="T9">. El libro <text:s/></text:span><text:span text:style-name="T1">lectores_Meiga</text:span><text:span text:style-name="T9"> se usa para sincronizar los datos de matrícula del Xade con los usuarios de Meiga, de modo que podamos saber a que curso pertenece el moroso/a. En el libro </text:span><text:span text:style-name="T1">Morosos</text:span><text:span text:style-name="T9"> es en el que realmente se hace el control.</text:span></text:p>
      <text:p text:style-name="P8"><text:span text:style-name="T9">El sistema hace un uso extensivo de fórmulas y rangos con nombre, por lo que operaciones como copiar, pegar y </text:span><text:span text:style-name="T12">borrar</text:span><text:span text:style-name="T9"> son seguras, pero operaciones como cortar, </text:span><text:span text:style-name="T12">eliminar</text:span><text:span text:style-name="T9"> filas y/o columnas son peligrosas en el sentido que pueden producir efectos inesperados.</text:span></text:p>
      <text:h text:style-name="P18" text:outline-level="3">lectores_Meiga</text:h>
      <text:p text:style-name="P9">Contiene tres hojas: <text:span text:style-name="T1">Xade-alumns</text:span>, <text:span text:style-name="T1">Meiga-normalizado</text:span>, <text:span text:style-name="T1">actualización</text:span>. </text:p>
      <text:list xml:id="list3200981373" text:style-name="L1">
        <text:list-item>
          <text:p text:style-name="P10"><text:span text:style-name="T1">Xade-alumns</text:span>: <text:span text:style-name="T19">No contiene fórmulas, pero sí un rango, </text:span><text:span text:style-name="T2">Xade</text:span><text:span text:style-name="T19"> ($'Xade-alums'.$A$1:$B$11981). No es más que un </text:span>volcado de datos del <text:span text:style-name="T19">X</text:span>ade en dos columnas:</text:p>
          <text:list>
            <text:list-item>
              <text:p text:style-name="P3">Apelidos, Nome<text:span text:style-name="T9">: Nombre y apellidos en “formato Xade”. </text:span><text:span text:style-name="T10">Esta es la columna que se usa para sincronizar con los datos de Meiga.</text:span></text:p>
            </text:list-item>
            <text:list-item>
              <text:p text:style-name="P3"><text:span text:style-name="T19">grupo</text:span><text:span text:style-name="T10">: grupo de referencia</text:span></text:p>
            </text:list-item>
          </text:list>
        </text:list-item>
        <text:list-item>
          <text:p text:style-name="P13"><text:span text:style-name="T2">actualización</text:span><text:span text:style-name="T10">: Contiene fórmulas en la columna status, que nos indican si el lector está (celda en blanco) o no (“NOVO”) en el listado </text:span><text:span text:style-name="T2">Meiga-normalizado.</text:span><text:span text:style-name="T10"> </text:span><text:span text:style-name="T11">El volcado del registro de lectores se hace en el resto de columnas. Es imprescindible que la columna </text:span><text:span text:style-name="T4">lector</text:span><text:span text:style-name="T11"> contenga el número de lector. El contenido del resto de columnas es libre, pero es conveniente la secuencia </text:span><text:span text:style-name="T4">lector→DNI→Apelidos, nome→data de alta</text:span><text:span text:style-name="T11">. Una vez identificados los lectores nuevos se pueden copiar-pegar en la hoja </text:span><text:span text:style-name="T4">Meiga_normalizado.</text:span></text:p>
        </text:list-item>
        <text:list-item>
          <text:p text:style-name="P11"><text:s/><text:span text:style-name="T1">Meiga_normalizado</text:span>: Contiene fórmulas en la columna <text:span text:style-name="T1">Grupo</text:span> y contiene un rango, <text:span text:style-name="T1">Meiga</text:span> ($'Meiga-normalizado'.$A$1:$E$4780). En la columna <text:span text:style-name="T1">Grupo</text:span> es en la que se hace la sincronización con los datos Xade. <text:span text:style-name="T20">Esta sincronización se hace comparando la columna </text:span><text:span text:style-name="T8">Nome</text:span><text:span text:style-name="T21"> (</text:span><text:span text:style-name="T8">Meiga-normalizado</text:span><text:span text:style-name="T21">) con la columna </text:span><text:span text:style-name="T20"><text:s/></text:span><text:span text:style-name="T3">Apelidos, Nome</text:span><text:span text:style-name="T18"> (</text:span><text:span text:style-name="T5">Xade-alumns</text:span><text:span text:style-name="T20">), por lo que la ortografía del nombre </text:span><text:span text:style-name="T22">ha de coincidir exactamente</text:span><text:span text:style-name="T20">. La </text:span><text:span text:style-name="T5">normalización</text:span><text:span text:style-name="T20"> se refiere a corregir la ortografía de </text:span><text:span text:style-name="T5">Meiga</text:span><text:span text:style-name="T20"> para que coincida con la de </text:span><text:span text:style-name="T5">Xade</text:span><text:span text:style-name="T20">.</text:span></text:p>
        </text:list-item>
      </text:list>
      <text:p text:style-name="P1">Para incorporar nuevos lectores se añaden al final las filas señaladas como “NOVO” en la hoja <text:span text:style-name="T1">actualización</text:span><text:span text:style-name="T9"> haciendo coincidir los campos </text:span><text:span text:style-name="T1">lector</text:span><text:span text:style-name="T9">, </text:span><text:span text:style-name="T1">DNI</text:span><text:span text:style-name="T9">, </text:span><text:span text:style-name="T1">Nome, Data alta</text:span><text:span text:style-name="T9">. En ningún caso se sobreescribirá la columna </text:span><text:span text:style-name="T1">Grupo.</text:span><text:span text:style-name="T9"> </text:span><text:span text:style-name="T12">En caso de reconocerse el nombre del lector aparecerá el grupo Xade en la </text:span><text:span text:style-name="T9">columna </text:span><text:span text:style-name="T1">Grupo. </text:span><text:span text:style-name="T12">Si la columna grupo sigue en blanco será necesaria una búsqueda manual y la acción recomendada es corregir la ortografía Meiga. A partir de este momento los lectores se identifican por su número de lector. Este rango normalizado de lectores (</text:span><text:span text:style-name="T6">Meiga</text:span><text:span text:style-name="T12">) es el núcleo del libro </text:span><text:span text:style-name="T6">Morosos</text:span><text:span text:style-name="T12">.</text:span></text:p>
      <text:h text:style-name="P19" text:outline-level="3"/>
      <text:h text:style-name="P20" text:outline-level="3">Morosos</text:h>
      <text:p text:style-name="P12">Contiene un número indeterminado de hojas por que la idea es hacer el control de un determinado intervalo de tiempo (1 curso). No pueden faltar <text:span text:style-name="T23">las hojas </text:span><text:span text:style-name="T7">Meiga-normalizado</text:span><text:span text:style-name="T23"> y </text:span><text:span text:style-name="T7"><text:s/>Meiga-normalizado-viejo</text:span><text:span text:style-name="T23">, que generalmente estarán ocultas.</text:span></text:p>
      <text:list xml:id="list3481088779" text:style-name="L2">
        <text:list-item>
          <text:p text:style-name="P4">Meiga-normalizado<text:span text:style-name="T9">: Contiene fórmulas en la columna J y dos rangos: </text:span>Meiga<text:span text:style-name="T9"> ($'Meiga-normalizado'.$A$1:$E$1000) y </text:span>Meiga_nome <text:span text:style-name="T9">($'Meiga-normalizado'.$J$1:$N$1000). En las columnas A-E (</text:span>Nº Lector, DNI/CIF, Nome, Data alta, Grupo<text:span text:style-name="T9">) contiene una copia especial (solo texto, números y fechas, NO fórmulas) del rango </text:span>Meiga<text:span text:style-name="T9"> de la hoja </text:span>Meiga-normalizado<text:span text:style-name="T9"> del libro </text:span>lectores_Meiga<text:span text:style-name="T9">. En las columnas J-N se reordenan las columnas <text:s/>A-E para poder hacer búsquedas por nombre.</text:span></text:p>
        </text:list-item>
        <text:list-item>
          <text:p text:style-name="P4">Meiga-normalizado-viejo<text:span text:style-name="T9">: </text:span><text:span text:style-name="T13">Es un dispositivo de seguridad; cuando se actualiza el listado de lectores pueden producirse bajas. En esta hoja se mantiene la información correspondiente a esas bajas. Contiene fórmulas en la columna G y un rango </text:span><text:span text:style-name="T24">Meiga_old</text:span><text:span text:style-name="T13"> ($'Meiga-normalizado-viejo'.$A$2:$E$3000). </text:span></text:p>
        </text:list-item>
        <text:list-item>
          <text:p text:style-name="P5">Estadísticas<text:span text:style-name="T9">: </text:span><text:span text:style-name="T14">Pequeño análisis estadistico de morosidad. Contiene fórmulas en el rango B3:C29. Para hacer el análisis de una hoja de morosos se escribe su nombre (de la hoja) en la celda B1</text:span></text:p>
        </text:list-item>
        <text:list-item>
          <text:p text:style-name="P6">Hojas de morosos<text:span text:style-name="T9">: Parece recomendable nombrarlas con la fecha en que se realiza el control en Meiga, en el formato de ordenación natural (AAMMDD). Estas hojas contienen fórmulas en las columnas F-K. En las columnas A-E se copian los datos que proporciona Meiga (</text:span>Lector<text:span text:style-name="T9"><text:tab/>, </text:span>Nome<text:span text:style-name="T9"><text:tab/>, </text:span>NºRex., Titulo, D.Devol.<text:span text:style-name="T15">) y en las columnas F-K se calcula:</text:span></text:p>
          <text:list>
            <text:list-item>
              <text:p text:style-name="P7">Grupo<text:span text:style-name="T9">: grupo a que pertenece el lector, según figura en </text:span>Meiga-normalizado<text:span text:style-name="T9">.</text:span></text:p>
            </text:list-item>
            <text:list-item>
              <text:p text:style-name="P7">Dias<text:span text:style-name="T9">: dias de mora del préstamo en la fecha en que se extrajo el informe Meiga.</text:span></text:p>
            </text:list-item>
            <text:list-item>
              <text:p text:style-name="P7">Nome (listado antigo)<text:span text:style-name="T9">: en caso que no se localice el número de lector en el listado meiga actualizado se intenta la búsqueda en el listado histórico (</text:span>Meiga_old<text:span text:style-name="T9">)</text:span></text:p>
            </text:list-item>
            <text:list-item>
              <text:p text:style-name="P7">Lector (listado novo)<text:span text:style-name="T9">: si todo lo anterior falla se intenta un búsqueda por nombre en el listado actual (</text:span>Meiga_nome)</text:p>
            </text:list-item>
            <text:list-item>
              <text:p text:style-name="P7">Data_ref<text:span text:style-name="T9">: fecha de referencia del informe para calcular los días de mora del préstamo. En K2 se obtiene el nombre de la hoja y a partir de él, en K3, se calcula la fecha en formato adecuado. Si se cambia la forma de nombrar las hojas de morosos, esta fecha tendrá que introducirse a mano (o por cualquier medio) en la celda K3</text:span></text:p>
            </text:list-item>
          </text:list>
        </text:list-item>
      </text:list>
      <text:p text:style-name="P14"><text:span text:style-name="T16">Para añadir una nueva hoja de morosos el procedimiento es sencillo. </text:span></text:p>
      <text:list xml:id="list3275430620" text:style-name="L3">
        <text:list-item>
          <text:p text:style-name="P15"><text:span text:style-name="T9">Se crea una hoja nueva y se le da nombre.</text:span></text:p>
        </text:list-item>
        <text:list-item>
          <text:p text:style-name="P15"><text:span text:style-name="T9">Se copian los datos de morosos que nos proporciona Meiga, a partir de </text:span><text:span text:style-name="T17">A2.</text:span></text:p>
        </text:list-item>
        <text:list-item>
          <text:p text:style-name="P15"><text:span text:style-name="T9">Se copian los nombres de las columnas de una hoja de morosos anterior en la fila 1.</text:span></text:p>
        </text:list-item>
        <text:list-item>
          <text:p text:style-name="P15"><text:span text:style-name="T9">Se copian las celdas K1:K3</text:span></text:p>
        </text:list-item>
        <text:list-item>
          <text:p text:style-name="P15"><text:span text:style-name="T9">Se copian las celdas F2:I2</text:span></text:p>
        </text:list-item>
        <text:list-item>
          <text:p text:style-name="P15"><text:span text:style-name="T9">Se extiende el rango F2:I2 el número de filas necesari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15%" fo:text-indent="1.499cm" style:auto-text-indent="tru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9:58:05.836620363</meta:creation-date>
    <dc:date>2018-10-29T22:11:03.709856401</dc:date>
    <meta:editing-duration>PT9M4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2" meta:paragraph-count="30" meta:word-count="860" meta:character-count="5256" meta:non-whitespace-character-count="4438"/>
  </office:meta>
</office:document-meta>
</file>